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1306in" fo:margin-left="0in" fo:margin-top="0in" fo:margin-bottom="0in" table:align="left" style:writing-mode="lr-tb"/>
    </style:style>
    <style:style style:name="Table1.A" style:family="table-column">
      <style:table-column-properties style:column-width="1.5326in"/>
    </style:style>
    <style:style style:name="Table1.D" style:family="table-column">
      <style:table-column-properties style:column-width="1.531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P1" style:family="paragraph" style:parent-style-name="Standard">
      <style:text-properties style:font-name="Arial" fo:font-weight="bold" style:font-weight-asian="bold" style:font-name-complex="Arial1"/>
    </style:style>
    <style:style style:name="P2" style:family="paragraph" style:parent-style-name="Standard">
      <style:paragraph-properties fo:padding-left="0in" fo:padding-right="0in" fo:padding-top="0in" fo:padding-bottom="0.0138in" fo:border-left="none" fo:border-right="none" fo:border-top="none" fo:border-bottom="0.74pt solid #000000"/>
    </style:style>
    <style:style style:name="P3" style:family="paragraph" style:parent-style-name="Standard">
      <style:paragraph-properties fo:margin-top="0in" fo:margin-bottom="0in" loext:contextual-spacing="false" fo:line-height="100%"/>
      <style:text-properties style:font-name="Arial" fo:font-weight="bold" style:font-weight-asian="bold" style:font-name-complex="Arial1"/>
    </style:style>
    <style:style style:name="P4" style:family="paragraph" style:parent-style-name="Standard">
      <style:paragraph-properties fo:margin-top="0in" fo:margin-bottom="0in" loext:contextual-spacing="false" fo:line-height="100%"/>
    </style:style>
    <style:style style:name="P5" style:family="paragraph" style:parent-style-name="Standard" style:master-page-name="Standard">
      <style:paragraph-properties style:page-number="auto"/>
    </style:style>
    <style:style style:name="P6" style:family="paragraph" style:parent-style-name="List_20_Paragraph" style:list-style-name="WWNum3"/>
    <style:style style:name="P7" style:family="paragraph" style:parent-style-name="List_20_Paragraph" style:list-style-name="WWNum1"/>
    <style:style style:name="P8" style:family="paragraph" style:parent-style-name="List_20_Paragraph">
      <style:text-properties style:font-name="Arial" style:font-name-complex="Arial1"/>
    </style:style>
    <style:style style:name="P9" style:family="paragraph" style:parent-style-name="List_20_Paragraph">
      <style:text-properties style:font-name="Arial" fo:font-weight="bold" style:font-weight-asian="bold" style:font-name-complex="Arial1"/>
    </style:style>
    <style:style style:name="T1" style:family="text">
      <style:text-properties style:font-name="Arial" fo:font-weight="bold" style:font-weight-asian="bold" style:font-name-complex="Arial1"/>
    </style:style>
    <style:style style:name="T2" style:family="text">
      <style:text-properties style:font-name="Arial" style:font-name-complex="Ari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Pontificia Universidad Javeriana</text:span></text:p>
      <text:p text:style-name="Standard"><text:span text:style-name="T1">Sistemas Operativos</text:span></text:p>
      <text:p text:style-name="Standard"><text:span text:style-name="T1">Informe Proyecto 1</text:span></text:p>
      <text:p text:style-name="P1"/>
      <text:p text:style-name="Standard"><text:span text:style-name="T1">Integrantes:</text:span></text:p>
      <text:p text:style-name="P2"><text:span text:style-name="T1">Juan Castañeda - Juan Linares - Jonathan Molina</text:span></text:p>
      <text:p text:style-name="P1"/>
      <text:p text:style-name="Standard"><text:span text:style-name="T1">Introducción</text:span></text:p>
      <text:p text:style-name="Standard"><text:span text:style-name="T2">El presente documento sirve para explicar el funcionamiento de los programas analogp.c, y analogh.c. Para esto se explicará cada código y los mecanismos utilizados para resolver sus respectivos problemas.</text:span></text:p>
      <text:p text:style-name="Standard"><text:span text:style-name="T1">Objetivos</text:span></text:p>
      <text:list xml:id="list3720238135" text:style-name="WWNum3">
        <text:list-item>
          <text:p text:style-name="P6"><text:span text:style-name="T2">Resolver un problema concurrente utilizando procesos y los hilos de la librería POSIX.</text:span></text:p>
        </text:list-item>
        <text:list-item>
          <text:p text:style-name="P6"><text:span text:style-name="T2">Resolver el problema usando la estrategia MapReduce.</text:span></text:p>
        </text:list-item>
        <text:list-item>
          <text:p text:style-name="P6"><text:span text:style-name="T2">Comparar el desempeño de la solución usando hilos (con memoria compartida) y procesos (con archivos).</text:span></text:p>
        </text:list-item>
        <text:list-item>
          <text:p text:style-name="P6"><text:span text:style-name="T2">Familiarizarse con llamadas al sistema para el manejo de archivos, el manejo de la memoria y la medición del tiempo de ejecución de los programas.</text:span></text:p>
        </text:list-item>
      </text:list>
      <text:p text:style-name="Standard"><text:span text:style-name="T1">Descripción general del proyecto</text:span></text:p>
      <text:p text:style-name="Standard"><text:span text:style-name="T2">Una de las funciones de los Sistemas Operativos es llevar estadísticas sobre el uso de los recursos del sistema por parte de los usuarios y procesos. Estas estadísticas se escriben en archivos denominados logs. El objetivo de este proyecto es realizar un programa, que, de forma concurrente, nos permita realizar consultas sobre un log que registra la ejecución de trabajos en una computadora con múltiples procesadores.</text:span></text:p>
      <text:p text:style-name="Standard"><text:span text:style-name="T1">Descripción de programas</text:span></text:p>
      <text:list xml:id="list1344287900" text:style-name="WWNum1">
        <text:list-item>
          <text:p text:style-name="P7"><text:span text:style-name="T1">Analogh.c: </text:span><text:span text:style-name="T2">Esta encargada </text:span></text:p>
        </text:list-item>
      </text:list>
      <text:p text:style-name="P8"/>
      <text:p text:style-name="List_20_Paragraph"><text:span text:style-name="T2">Método de ejecución: $ ./analogh [logfile] [lineas] [nmappers] [nreducers] </text:span></text:p>
      <text:p text:style-name="P9"/>
      <text:list xml:id="list144406060218859" text:continue-numbering="true" text:style-name="WWNum1">
        <text:list-item>
          <text:p text:style-name="P7"><text:span text:style-name="T1">Analogp.c: </text:span><text:span text:style-name="T2">Esta encargada</text:span><text:bookmark text:name="_GoBack"/></text:p>
        </text:list-item>
      </text:list>
      <text:p text:style-name="P8"/>
      <text:p text:style-name="List_20_Paragraph"><text:span text:style-name="T2">Método de ejecución: $ ./analogh [logfile] [lineas] [nmappers] [nreducers] [incrementos]</text:span></text:p>
      <text:p text:style-name="P9"/>
      <text:p text:style-name="Standard"><text:span text:style-name="T1">Análisis de resultados</text:span></text:p>
      <text:p text:style-name="Standard"><text:soft-page-break/><text:span text:style-name="T2">En la tabla a continuación muestra el desempeño de cada consulta por medio de hilos y procesos midiendo los distintos tamaños del log. Los argumentos que se usaron, de acuerdo con lo especificado en el informe fueron:</text:span></text:p>
      <text:p text:style-name="Standard"><text:span text:style-name="T2">Mappers = 4 </text:span></text:p>
      <text:p text:style-name="Standard"><text:span text:style-name="T2">Reducers = 2</text:span></text:p>
      <text:p text:style-name="Standard"><text:span text:style-name="T2">Intermediaros = 0</text:span></text:p>
      <table:table table:name="Table1" table:style-name="Table1">
        <table:table-column table:style-name="Table1.A" table:number-columns-repeated="3"/>
        <table:table-column table:style-name="Table1.D"/>
        <table:table-row table:style-name="Table1.1">
          <table:table-cell table:style-name="Table1.A1" office:value-type="string">
            <text:p text:style-name="P3"/>
          </table:table-cell>
          <table:table-cell table:style-name="Table1.A1" office:value-type="string">
            <text:p text:style-name="P4"><text:span text:style-name="T1">1000 registros</text:span></text:p>
          </table:table-cell>
          <table:table-cell table:style-name="Table1.A1" office:value-type="string">
            <text:p text:style-name="P4"><text:span text:style-name="T1">10000 registros</text:span></text:p>
          </table:table-cell>
          <table:table-cell table:style-name="Table1.A1" office:value-type="string">
            <text:p text:style-name="P4"><text:span text:style-name="T1">30000 registros</text:span></text:p>
          </table:table-cell>
        </table:table-row>
        <table:table-row table:style-name="Table1.1">
          <table:table-cell table:style-name="Table1.A1" office:value-type="string">
            <text:p text:style-name="P4"><text:span text:style-name="T1">Hilos</text:span></text:p>
          </table:table-cell>
          <table:table-cell table:style-name="Table1.A1" office:value-type="string">
            <text:p text:style-name="P3">18725.860000</text:p>
          </table:table-cell>
          <table:table-cell table:style-name="Table1.A1" office:value-type="string">
            <text:p text:style-name="P3">315955.360000</text:p>
          </table:table-cell>
          <table:table-cell table:style-name="Table1.A1" office:value-type="string">
            <text:p text:style-name="P3">14019.320000</text:p>
          </table:table-cell>
        </table:table-row>
        <table:table-row table:style-name="Table1.1">
          <table:table-cell table:style-name="Table1.A1" office:value-type="string">
            <text:p text:style-name="P4"><text:span text:style-name="T1">Proceso</text:span></text:p>
          </table:table-cell>
          <table:table-cell table:style-name="Table1.A1" office:value-type="string">
            <text:p text:style-name="P3">45049.180000</text:p>
          </table:table-cell>
          <table:table-cell table:style-name="Table1.A1" office:value-type="string">
            <text:p text:style-name="P3">60049.060000</text:p>
          </table:table-cell>
          <table:table-cell table:style-name="Table1.A1" office:value-type="string">
            <text:p text:style-name="P3">27371.450000</text:p>
          </table:table-cell>
        </table:table-row>
      </table:table>
      <text:p text:style-name="P1"/>
      <text:p text:style-name="Standard"><text:span text:style-name="T1">Gráficos </text:span></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CO"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es" fo:country="CO"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 Pablo Linares</meta:initial-creator>
    <meta:editing-cycles>3</meta:editing-cycles>
    <meta:creation-date>2019-03-20T22:52:00</meta:creation-date>
    <dc:date>2019-03-21T14:40:34.731968773</dc:date>
    <meta:editing-duration>PT3H12M27S</meta:editing-duration>
    <meta:generator>LibreOffice/6.0.7.3$Linux_X86_64 LibreOffice_project/00m0$Build-3</meta:generator>
    <meta:document-statistic meta:table-count="1" meta:image-count="0" meta:object-count="0" meta:page-count="2" meta:paragraph-count="36" meta:word-count="276" meta:character-count="1852" meta:non-whitespace-character-count="161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